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6.002cm" table:align="margins"/>
    </style:style>
    <style:style style:name="Auteurs.A" style:family="table-column">
      <style:table-column-properties style:column-width="5.334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6.002cm" table:align="margins"/>
    </style:style>
    <style:style style:name="Diffusion.A" style:family="table-column">
      <style:table-column-properties style:column-width="2.706cm" style:rel-column-width="11083*"/>
    </style:style>
    <style:style style:name="Diffusion.B" style:family="table-column">
      <style:table-column-properties style:column-width="13.296cm" style:rel-column-width="54452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6.002cm" table:align="margins"/>
    </style:style>
    <style:style style:name="Références.A" style:family="table-column">
      <style:table-column-properties style:column-width="8.001cm" style:rel-column-width="32767*"/>
    </style:style>
    <style:style style:name="Références.B" style:family="table-column">
      <style:table-column-properties style:column-width="8.001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6.002cm" table:align="margins"/>
    </style:style>
    <style:style style:name="historique.A" style:family="table-column">
      <style:table-column-properties style:column-width="4.001cm" style:rel-column-width="16383*"/>
    </style:style>
    <style:style style:name="historique.D" style:family="table-column">
      <style:table-column-properties style:column-width="4.00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officeooo:paragraph-rsid="000e4473" style:font-size-asian="11pt" style:font-name-complex="Liberation Serif" style:font-size-complex="11pt"/>
    </style:style>
    <style:style style:name="P7" style:family="paragraph" style:parent-style-name="Table_20_Contents">
      <style:text-properties style:font-name="DejaVu Serif" style:font-name-asian="Cambria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start" style:justify-single-word="false"/>
      <style:text-properties officeooo:paragraph-rsid="0012aa59"/>
    </style:style>
    <style:style style:name="P10" style:family="paragraph" style:parent-style-name="Text_20_body">
      <style:text-properties style:font-name="DejaVu Serif"/>
    </style:style>
    <style:style style:name="P11" style:family="paragraph" style:parent-style-name="Text_20_body">
      <style:text-properties style:font-name="DejaVu Serif" officeooo:paragraph-rsid="0012aa59"/>
    </style:style>
    <style:style style:name="P12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3" style:family="paragraph" style:parent-style-name="Text_20_body" style:list-style-name="L1">
      <style:text-properties style:font-name="DejaVu Serif" style:font-name-asian="Cambria"/>
    </style:style>
    <style:style style:name="P14" style:family="paragraph" style:parent-style-name="Text_20_body" style:list-style-name="L1">
      <style:text-properties style:font-name="DejaVu Serif" officeooo:paragraph-rsid="0009aa3c" style:font-name-asian="Cambria"/>
    </style:style>
    <style:style style:name="P15" style:family="paragraph" style:parent-style-name="Heading_20_2">
      <style:text-properties officeooo:rsid="000c717f"/>
    </style:style>
    <style:style style:name="P16" style:family="paragraph" style:parent-style-name="Heading_20_2">
      <style:paragraph-properties fo:break-before="page"/>
      <style:text-properties style:font-name="DejaVu Serif" officeooo:paragraph-rsid="0009aa3c"/>
    </style:style>
    <style:style style:name="P17" style:family="paragraph" style:parent-style-name="Heading_20_2" style:list-style-name="L3">
      <style:paragraph-properties fo:margin-left="0cm" fo:margin-right="0cm" fo:text-indent="-0.635cm" style:auto-text-indent="false"/>
      <style:text-properties style:font-name="DejaVu Serif" officeooo:paragraph-rsid="000c717f"/>
    </style:style>
    <style:style style:name="P18" style:family="paragraph" style:parent-style-name="Table_20_Contents" style:list-style-name="L1">
      <style:text-properties style:font-name="DejaVu Serif" style:font-name-asian="Cambria"/>
    </style:style>
    <style:style style:name="P19" style:family="paragraph" style:parent-style-name="Table_20_Contents" style:list-style-name="L2">
      <style:text-properties style:font-name="DejaVu Serif" officeooo:rsid="000c717f" officeooo:paragraph-rsid="000c717f" style:font-name-asian="Cambria"/>
    </style:style>
    <style:style style:name="P20" style:family="paragraph" style:parent-style-name="Table_20_Contents">
      <style:text-properties style:font-name="DejaVu Serif" officeooo:paragraph-rsid="0012f3e1"/>
    </style:style>
    <style:style style:name="P21" style:family="paragraph" style:parent-style-name="Sans_20_interligne" style:master-page-name="MP0">
      <style:paragraph-properties fo:text-align="center" style:justify-single-word="false" style:page-number="auto" fo:break-before="page"/>
      <style:text-properties officeooo:paragraph-rsid="0012aa59"/>
    </style:style>
    <style:style style:name="T1" style:family="text">
      <style:text-properties officeooo:rsid="0006b4cf"/>
    </style:style>
    <style:style style:name="T2" style:family="text">
      <style:text-properties officeooo:rsid="0007fd99"/>
    </style:style>
    <style:style style:name="T3" style:family="text">
      <style:text-properties officeooo:rsid="0008c30b"/>
    </style:style>
    <style:style style:name="T4" style:family="text">
      <style:text-properties officeooo:rsid="0009525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7" style:family="text">
      <style:text-properties style:font-name="DejaVu Serif" fo:font-style="italic" style:font-style-asian="italic"/>
    </style:style>
    <style:style style:name="T8" style:family="text">
      <style:text-properties style:font-name="DejaVu Serif" fo:font-style="italic" officeooo:rsid="0012aa59" style:font-style-asian="italic"/>
    </style:style>
    <style:style style:name="T9" style:family="text">
      <style:text-properties style:font-name="DejaVu Serif" fo:font-size="14pt" style:font-size-asian="14pt" style:font-size-complex="14pt"/>
    </style:style>
    <style:style style:name="T10" style:family="text">
      <style:text-properties style:font-name="DejaVu Serif" fo:font-size="14pt" officeooo:rsid="0012aa59" style:font-size-asian="14pt" style:font-size-complex="14pt"/>
    </style:style>
    <style:style style:name="T11" style:family="text">
      <style:text-properties officeooo:rsid="0010d969"/>
    </style:style>
    <style:style style:name="T12" style:family="text">
      <style:text-properties officeooo:rsid="00126f9d"/>
    </style:style>
    <style:style style:name="T13" style:family="text">
      <style:text-properties officeooo:rsid="0012f3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Élevé"><text:span text:style-name="T9">Compte rendu du 06/11/2013 - réunion </text:span></text:span><text:span text:style-name="Élevé"><text:span text:style-name="T10">interne</text:span></text:span><text:span text:style-name="Élevé"><text:span text:style-name="T9"> n°2</text:span></text:span></text:p>
      <text:p text:style-name="P11"/>
      <text:p text:style-name="P9"><text:span text:style-name="Police_20_par_20_défaut"><text:span text:style-name="T6">Objet</text:span></text:span><text:span text:style-name="Police_20_par_20_défaut"><text:span text:style-name="T7"> : Compte rendu de la réunion </text:span></text:span><text:span text:style-name="Police_20_par_20_défaut"><text:span text:style-name="T8">interne</text:span></text:span><text:span text:style-name="Police_20_par_20_défaut"><text:span text:style-name="T7"> du 06/11/2013</text:span></text:span></text:p>
      <text:p text:style-name="P8"/>
      <text:p text:style-name="P8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4">Auteurs</text:p>
          </table:table-cell>
          <table:table-cell table:style-name="Auteurs.A1" office:value-type="string">
            <text:p text:style-name="P4">Approbateurs</text:p>
          </table:table-cell>
          <table:table-cell table:style-name="Auteurs.C1" office:value-type="string">
            <text:p text:style-name="P4">Validation</text:p>
          </table:table-cell>
        </table:table-row>
        <table:table-row>
          <table:table-cell table:style-name="Auteurs.A6" table:number-rows-spanned="5" office:value-type="string">
            <text:p text:style-name="P4">G<text:span text:style-name="T3">uieu</text:span> Christophe</text:p>
          </table:table-cell>
          <table:table-cell table:style-name="Auteurs.B5" office:value-type="string">
            <text:p text:style-name="P5">Guillaume Rasolo</text:p>
          </table:table-cell>
          <table:table-cell table:style-name="Auteurs.C6" table:number-rows-spanned="5" office:value-type="string">
            <text:p text:style-name="P4"/>
          </table:table-cell>
        </table:table-row>
        <table:table-row>
          <table:covered-table-cell/>
          <table:table-cell table:style-name="Auteurs.B5" office:value-type="string">
            <text:p text:style-name="P3"><text:span text:style-name="Police_20_par_20_défaut"><text:span text:style-name="T5">Riadh Ben Nasr</text:span></text:span>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12">Michael Plong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3"><text:span text:style-name="Police_20_par_20_défaut"><text:span text:style-name="T5">Yoan Miretti</text:span></text:span></text:p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6">Yann Battista</text:p>
          </table:table-cell>
          <table:covered-table-cell/>
        </table:table-row>
        <table:table-row>
          <table:table-cell table:style-name="Auteurs.A7" office:value-type="string">
            <text:p text:style-name="P4"><text:span text:style-name="T12">Livré</text:span> le :06/11/<text:span text:style-name="T1">2013</text:span></text:p>
          </table:table-cell>
          <table:table-cell table:style-name="Auteurs.B7" office:value-type="string">
            <text:p text:style-name="P4">Approuvé le :<text:span text:style-name="T11">07/11/2013</text:span></text:p>
          </table:table-cell>
          <table:table-cell table:style-name="Auteurs.C7" office:value-type="string">
            <text:p text:style-name="P4">Validé le :</text:p>
          </table:table-cell>
        </table:table-row>
      </table:table>
      <text:p text:style-name="P8"/>
      <text:p text:style-name="P8"/>
      <text:p text:style-name="P8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4">Diffusion</text:p>
          </table:table-cell>
          <table:table-cell table:style-name="Diffusion.B1" office:value-type="string">
            <text:p text:style-name="P20"><text:span text:style-name="T13">Interne</text:span></text:p>
          </table:table-cell>
        </table:table-row>
        <table:table-row>
          <table:table-cell table:style-name="Diffusion.A2" office:value-type="string">
            <text:p text:style-name="P4">À :</text:p>
          </table:table-cell>
          <table:table-cell table:style-name="Diffusion.B2" office:value-type="string">
            <text:p text:style-name="P4">M. <text:span text:style-name="T2">Novelli</text:span></text:p>
          </table:table-cell>
        </table:table-row>
        <table:table-row>
          <table:table-cell table:style-name="Diffusion.A8" table:number-rows-spanned="6" office:value-type="string">
            <text:p text:style-name="P4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12">Michael Plong</text:p>
          </table:table-cell>
        </table:table-row>
        <table:table-row>
          <table:covered-table-cell/>
          <table:table-cell table:style-name="Diffusion.B7" office:value-type="string">
            <text:p text:style-name="P12">Christophe Guieu</text:p>
          </table:table-cell>
        </table:table-row>
        <table:table-row>
          <table:covered-table-cell/>
          <table:table-cell table:style-name="Diffusion.B7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P8"/>
      <text:p text:style-name="P8"/>
      <text:p text:style-name="P8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4">Libellé</text:p>
          </table:table-cell>
          <table:table-cell table:style-name="Références.B1" office:value-type="string">
            <text:p text:style-name="P4">Document</text:p>
          </table:table-cell>
        </table:table-row>
        <table:table-row>
          <table:table-cell table:style-name="Références.A2" office:value-type="string">
            <text:p text:style-name="P4"/>
          </table:table-cell>
          <table:table-cell table:style-name="Références.B2" office:value-type="string">
            <text:p text:style-name="P4"/>
          </table:table-cell>
        </table:table-row>
      </table:table>
      <text:p text:style-name="P8"/>
      <text:p text:style-name="P8"/>
      <text:p text:style-name="P8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P4">N° Version</text:p>
          </table:table-cell>
          <table:table-cell table:style-name="historique.A1" office:value-type="string">
            <text:p text:style-name="P4">Auteurs</text:p>
          </table:table-cell>
          <table:table-cell table:style-name="historique.A1" office:value-type="string">
            <text:p text:style-name="P4">Date</text:p>
          </table:table-cell>
          <table:table-cell table:style-name="historique.D1" office:value-type="string">
            <text:p text:style-name="P4">Historique des évolutions</text:p>
          </table:table-cell>
        </table:table-row>
        <table:table-row>
          <table:table-cell table:style-name="historique.C2" office:value-type="string">
            <text:p text:style-name="P4">1.0</text:p>
          </table:table-cell>
          <table:table-cell table:style-name="historique.C2" office:value-type="string">
            <text:p text:style-name="P4">G<text:span text:style-name="T4">uieu</text:span> Christophe</text:p>
          </table:table-cell>
          <table:table-cell table:style-name="historique.C2" office:value-type="string">
            <text:p text:style-name="P4">06/11/<text:span text:style-name="T1">2013</text:span></text:p>
          </table:table-cell>
          <table:table-cell table:style-name="historique.D2" office:value-type="string">
            <text:p text:style-name="P4"/>
          </table:table-cell>
        </table:table-row>
      </table:table>
      <text:p text:style-name="P8"/>
      <text:h text:style-name="P16" text:outline-level="2">Personnes présentes</text:h>
      <text:list xml:id="list2280038031610897150" text:style-name="L1">
        <text:list-item>
          <text:p text:style-name="P14">Battista Yann</text:p>
        </text:list-item>
        <text:list-item>
          <text:p text:style-name="P13">Miretti Yoan</text:p>
        </text:list-item>
        <text:list-item>
          <text:p text:style-name="P18">Guieu Christophe</text:p>
        </text:list-item>
      </text:list>
      <text:p text:style-name="P7"/>
      <text:h text:style-name="P15" text:outline-level="2">Personnes absentes</text:h>
      <text:list xml:id="list6154932831580536716" text:style-name="L2">
        <text:list-item>
          <text:p text:style-name="P19">Guillaume Rasolo<text:tab/>en cours de Réseau</text:p>
        </text:list-item>
        <text:list-item>
          <text:p text:style-name="P19">Riadh Ben Nasr<text:tab/><text:tab/>en cours de Réseau</text:p>
        </text:list-item>
        <text:list-item>
          <text:p text:style-name="P19">Michael Plong<text:tab/><text:tab/>en cours de Réseau</text:p>
        </text:list-item>
      </text:list>
      <text:list xml:id="list3558540784679854269" text:style-name="L3">
        <text:list-item>
          <text:list>
            <text:list-header>
              <text:h text:style-name="P17" text:outline-level="2">Remarques sur le rendu de l'itération 1</text:h>
            </text:list-header>
          </text:list>
        </text:list-item>
      </text:list>
      <text:p text:style-name="P10">Les points à changer sont :</text:p>
      <text:p text:style-name="P10"/>
      <text:p text:style-name="P10">Indiquer le nom du projet au lieu du nom de groupe ( Eliminator++ )</text:p>
      <text:p text:style-name="P10">Détailler les prototypes :</text:p>
      <text:p text:style-name="P10"><text:tab/>objectif</text:p>
      <text:p text:style-name="P10"><text:tab/>exemple de départ</text:p>
      <text:p text:style-name="P10">Formater les dates selon la forme jj/mm/yy<text:span text:style-name="T1">yy</text:span></text:p>
      <text:p text:style-name="P10">Ne pas prévoir de <text:span text:style-name="T1">travaux</text:span> le week-end / jour fériés</text:p>
      <text:p text:style-name="P10">Respecter les noms dans les entê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Élevé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09T15:23:35</dc:date>
    <dc:creator>rhinoceros </dc:creator>
    <meta:editing-duration>PT19M19S</meta:editing-duration>
    <meta:editing-cycles>20</meta:editing-cycles>
    <meta:generator>LibreOffice/4.0.2.2$Linux_X86_64 LibreOffice_project/400m0$Build-2</meta:generator>
    <meta:document-statistic meta:table-count="4" meta:image-count="0" meta:object-count="0" meta:page-count="2" meta:paragraph-count="56" meta:word-count="180" meta:character-count="1037" meta:non-whitespace-character-count="916"/>
  </office:meta>
</office:document-meta>
</file>